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adornments="Normal" style:font-family-generic="swiss"/>
    <style:font-face style:name="helvetica" svg:font-family="helvetica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2.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5cm" fo:min-width="3.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502cm" svg:height="0.962cm" svg:x="5.1cm" svg:y="2.9cm">
          <draw:text-box>
            <text:p/>
          </draw:text-box>
        </draw:frame>
        <draw:frame draw:style-name="gr2" draw:text-style-name="P1" draw:layer="layout" svg:width="0.502cm" svg:height="0.962cm" svg:x="8.6cm" svg:y="5cm">
          <draw:text-box>
            <text:p/>
          </draw:text-box>
        </draw:frame>
        <draw:custom-shape draw:style-name="gr3" draw:text-style-name="P2" xml:id="id2" draw:id="id2" draw:layer="layout" svg:width="5cm" svg:height="1.1cm" svg:x="3.9cm" svg:y="4.9cm">
          <text:p text:style-name="P2">Hierarchical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2.8cm" svg:height="1.4cm" svg:x="0.8cm" svg:y="10.9cm">
          <text:p text:style-name="P2">Single</text:p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5cm" svg:height="1cm" svg:x="20cm" svg:y="4.9cm">
          <text:p text:style-name="P2">Partitional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5cm" svg:height="1.1cm" svg:x="12cm" svg:y="2cm">
          <text:p text:style-name="P2">Clus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out" svg:width="4.2cm" svg:height="1.1cm" svg:x="25.1cm" svg:y="7.9cm">
          <text:p text:style-name="P2">Density Based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4.2cm" svg:height="1.1cm" svg:x="15.6cm" svg:y="7.9cm">
          <text:p text:style-name="P2">Distance Based</text:p>
          <draw:enhanced-geometry svg:viewBox="0 0 21600 21600" draw:type="rectangle" draw:enhanced-path="M 0 0 L 21600 0 21600 21600 0 21600 0 0 Z N"/>
        </draw:custom-shape>
        <draw:custom-shape draw:style-name="gr6" draw:text-style-name="P2" xml:id="id18" draw:id="id18" draw:layer="layout" svg:width="4.2cm" svg:height="1.1cm" svg:x="20.4cm" svg:y="7.9cm">
          <text:p text:style-name="P2">Model Based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4.2cm" svg:height="1.1cm" svg:x="8cm" svg:y="7.9cm">
          <text:p text:style-name="P2">Divisive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4.2cm" svg:height="1.1cm" svg:x="0.8cm" svg:y="7.9cm">
          <text:p text:style-name="P2">Agglomerative</text:p>
          <draw:enhanced-geometry svg:viewBox="0 0 21600 21600" draw:type="rectangle" draw:enhanced-path="M 0 0 L 21600 0 21600 21600 0 21600 0 0 Z N"/>
        </draw:custom-shape>
        <draw:custom-shape draw:style-name="gr4" draw:text-style-name="P2" xml:id="id15" draw:id="id15" draw:layer="layout" svg:width="2.8cm" svg:height="1.4cm" svg:x="0.8cm" svg:y="12.9cm">
          <text:p text:style-name="P2">Centroid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2.8cm" svg:height="1.4cm" svg:x="9.4cm" svg:y="12.9cm">
          <text:p text:style-name="P2">Average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2.8cm" svg:height="1.4cm" svg:x="9.4cm" svg:y="10.9cm">
          <text:p text:style-name="P2">Complete</text:p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2.8cm" svg:height="1.4cm" svg:x="5.1cm" svg:y="14.2cm">
          <text:p text:style-name="P2">Ward</text:p>
          <draw:enhanced-geometry svg:viewBox="0 0 21600 21600" draw:type="rectangle" draw:enhanced-path="M 0 0 L 21600 0 21600 21600 0 21600 0 0 Z N"/>
        </draw:custom-shape>
        <draw:custom-shape draw:style-name="gr6" draw:text-style-name="P2" xml:id="id19" draw:id="id19" draw:layer="layout" svg:width="4.2cm" svg:height="1.1cm" svg:x="22.6cm" svg:y="11.8cm">
          <text:p text:style-name="P2">Probabilistic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4.2cm" svg:height="1.1cm" svg:x="15.6cm" svg:y="11.8cm">
          <text:p text:style-name="P2">Error Square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line" svg:x1="14.5cm" svg:y1="3.1cm" svg:x2="6.4cm" svg:y2="4.9cm" draw:start-shape="id1" draw:start-glue-point="2" draw:end-shape="id2" draw:end-glue-point="0" svg:d="M14500 3100l-8100 1800" svg:viewBox="0 0 8101 1801">
          <text:p/>
        </draw:connector>
        <draw:connector draw:style-name="gr7" draw:text-style-name="P3" draw:layer="layout" draw:type="line" svg:x1="14.5cm" svg:y1="3.1cm" svg:x2="22.5cm" svg:y2="4.9cm" draw:start-shape="id1" draw:start-glue-point="2" draw:end-shape="id3" draw:end-glue-point="0" svg:d="M14500 3100l8000 1800" svg:viewBox="0 0 8001 1801">
          <text:p/>
        </draw:connector>
        <draw:connector draw:style-name="gr7" draw:text-style-name="P3" draw:layer="layout" svg:x1="6.4cm" svg:y1="6cm" svg:x2="2.9cm" svg:y2="7.9cm" draw:start-shape="id2" draw:start-glue-point="2" draw:end-shape="id4" draw:end-glue-point="0" svg:d="M6400 6000v950h-3500v950" svg:viewBox="0 0 3501 1901">
          <text:p/>
        </draw:connector>
        <draw:connector draw:style-name="gr7" draw:text-style-name="P3" draw:layer="layout" svg:x1="6.4cm" svg:y1="6cm" svg:x2="10.1cm" svg:y2="7.9cm" draw:start-shape="id2" draw:start-glue-point="2" draw:end-shape="id5" draw:end-glue-point="0" svg:d="M6400 6000v950h3700v950" svg:viewBox="0 0 3701 1901">
          <text:p/>
        </draw:connector>
        <draw:connector draw:style-name="gr7" draw:text-style-name="P3" xml:id="id8" draw:id="id8" draw:layer="layout" svg:x1="2.9cm" svg:y1="9cm" svg:x2="2.2cm" svg:y2="10.9cm" draw:start-shape="id4" draw:start-glue-point="2" draw:end-shape="id6" draw:end-glue-point="0" svg:d="M2900 9000v950h-700v950" svg:viewBox="0 0 701 1901">
          <text:p/>
        </draw:connector>
        <draw:connector draw:style-name="gr7" draw:text-style-name="P3" xml:id="id9" draw:id="id9" draw:layer="layout" svg:x1="10.1cm" svg:y1="9cm" svg:x2="10.8cm" svg:y2="10.9cm" draw:start-shape="id5" draw:start-glue-point="2" draw:end-shape="id7" draw:end-glue-point="0" svg:d="M10100 9000v950h700v950" svg:viewBox="0 0 701 1901">
          <text:p/>
        </draw:connector>
        <draw:connector draw:style-name="gr8" draw:text-style-name="P2" xml:id="id10" draw:id="id10" draw:layer="layout" svg:x1="2.55cm" svg:y1="9.95cm" svg:x2="10.45cm" svg:y2="9.95cm" draw:start-shape="id8" draw:start-glue-point="0" draw:end-shape="id9" draw:end-glue-point="0" svg:d="M2550 9950h7900" svg:viewBox="0 0 7901 1">
          <text:p/>
        </draw:connector>
        <draw:connector draw:style-name="gr7" draw:text-style-name="P3" draw:layer="layout" svg:x1="6.5cm" svg:y1="9.95cm" svg:x2="6.5cm" svg:y2="14.2cm" draw:start-shape="id10" draw:start-glue-point="0" draw:end-shape="id11" draw:end-glue-point="0" svg:d="M6500 9950v4250" svg:viewBox="0 0 1 4251">
          <text:p/>
        </draw:connector>
        <draw:connector draw:style-name="gr7" draw:text-style-name="P3" xml:id="id12" draw:id="id12" draw:layer="layout" svg:x1="8.018cm" svg:y1="9.932cm" svg:x2="9.4cm" svg:y2="11.6cm" draw:end-shape="id7" draw:end-glue-point="3" svg:d="M8018 9932h441v1668h941" svg:viewBox="0 0 1383 1669">
          <text:p/>
        </draw:connector>
        <draw:connector draw:style-name="gr7" draw:text-style-name="P3" draw:layer="layout" svg:x1="8.018cm" svg:y1="9.932cm" svg:x2="9.4cm" svg:y2="13.6cm" draw:start-shape="id12" draw:start-glue-point="2" draw:end-shape="id13" draw:end-glue-point="3" svg:d="M8018 9932h-501v3668h1883" svg:viewBox="0 0 1884 3669">
          <text:p/>
        </draw:connector>
        <draw:connector draw:style-name="gr7" draw:text-style-name="P3" xml:id="id14" draw:id="id14" draw:layer="layout" svg:x1="5.047cm" svg:y1="9.932cm" svg:x2="3.6cm" svg:y2="11.6cm" draw:end-shape="id6" draw:end-glue-point="1" svg:d="M5047 9932h-473v1668h-974" svg:viewBox="0 0 1448 1669">
          <text:p/>
        </draw:connector>
        <draw:connector draw:style-name="gr7" draw:text-style-name="P3" draw:layer="layout" svg:x1="5.047cm" svg:y1="9.932cm" svg:x2="3.6cm" svg:y2="13.6cm" draw:start-shape="id14" draw:start-glue-point="2" draw:end-shape="id15" draw:end-glue-point="1" svg:d="M5047 9932h501v3668h-1948" svg:viewBox="0 0 1949 3669">
          <text:p/>
        </draw:connector>
        <draw:connector draw:style-name="gr7" draw:text-style-name="P3" draw:layer="layout" draw:type="line" svg:x1="17.7cm" svg:y1="9cm" svg:x2="17.7cm" svg:y2="11.8cm" draw:start-shape="id16" draw:start-glue-point="2" draw:end-shape="id17" draw:end-glue-point="0" svg:d="M17700 9000v2800" svg:viewBox="0 0 1 2801">
          <text:p/>
        </draw:connector>
        <draw:connector draw:style-name="gr7" draw:text-style-name="P3" draw:layer="layout" svg:x1="22.5cm" svg:y1="9cm" svg:x2="24.7cm" svg:y2="11.8cm" draw:start-shape="id18" draw:start-glue-point="2" draw:end-shape="id19" draw:end-glue-point="0" svg:d="M22500 9000v1400h2200v1400" svg:viewBox="0 0 2201 2801">
          <text:p/>
        </draw:connector>
        <draw:connector draw:style-name="gr7" draw:text-style-name="P3" draw:layer="layout" svg:x1="27.2cm" svg:y1="9cm" svg:x2="24.7cm" svg:y2="11.8cm" draw:start-shape="id20" draw:start-glue-point="2" draw:end-shape="id19" draw:end-glue-point="0" svg:d="M27200 9000v1400h-2500v1400" svg:viewBox="0 0 2501 2801">
          <text:p/>
        </draw:connector>
        <draw:connector draw:style-name="gr7" draw:text-style-name="P3" xml:id="id21" draw:id="id21" draw:layer="layout" svg:x1="22.5cm" svg:y1="5.9cm" svg:x2="22.5cm" svg:y2="7.9cm" draw:start-shape="id3" draw:start-glue-point="2" draw:end-shape="id18" draw:end-glue-point="0" svg:d="M22500 5900v2000" svg:viewBox="0 0 1 2001">
          <text:p/>
        </draw:connector>
        <draw:connector draw:style-name="gr7" draw:text-style-name="P3" draw:layer="layout" svg:x1="22.5cm" svg:y1="6.9cm" svg:x2="17.7cm" svg:y2="7.9cm" draw:start-shape="id21" draw:start-glue-point="0" draw:end-shape="id16" draw:end-glue-point="0" svg:d="M22500 6900h-4800v1000" svg:viewBox="0 0 4801 1001">
          <text:p/>
        </draw:connector>
        <draw:connector draw:style-name="gr7" draw:text-style-name="P3" draw:layer="layout" svg:x1="22.5cm" svg:y1="6.9cm" svg:x2="27.2cm" svg:y2="7.9cm" draw:start-shape="id21" draw:start-glue-point="0" draw:end-shape="id20" draw:end-glue-point="0" svg:d="M22500 6900h4700v1000" svg:viewBox="0 0 4701 1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adornments="Normal" style:font-family-generic="swiss"/>
    <style:font-face style:name="helvetica" svg:font-family="helvetica" style:font-adornments="Norm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Helvetica" fo:font-family="Helvetica" style:font-style-name="Normal" style:font-family-generic="swiss" fo:font-size="14pt" fo:font-style="normal" fo:text-shadow="none" style:text-underline-style="none" fo:font-weight="bold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7T16:27:08.700493512</meta:creation-date>
    <dc:date>2021-01-27T17:43:02.668520272</dc:date>
    <meta:editing-duration>PT3M45S</meta:editing-duration>
    <meta:editing-cycles>2</meta:editing-cycles>
    <meta:generator>LibreOffice/6.4.6.2$Linux_X86_64 LibreOffice_project/40$Build-2</meta:generator>
    <meta:document-statistic meta:object-count="35"/>
  </office:meta>
</office:document-meta>
</file>